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margin-left="0.5in">
        <style:tab-stops/>
      </style:paragraph-properties>
      <style:text-properties style:font-name="Arial" fo:color="#151515" fo:background-color="#FFFFFF"/>
    </style:style>
    <style:style style:name="T6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7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8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9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T10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T11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T12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13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14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15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16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17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T18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P19" style:parent-style-name="Default" style:family="paragraph">
      <style:text-properties style:font-name="Arial" style:font-name-complex="Arial" fo:font-size="11pt" style:font-size-asian="11pt" style:font-size-complex="11pt"/>
    </style:style>
    <style:style style:name="P2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1" style:parent-style-name="Default" style:family="paragraph">
      <style:text-properties style:font-name="Arial" style:font-name-complex="Arial" fo:font-size="11pt" style:font-size-asian="11pt" style:font-size-complex="11pt"/>
    </style:style>
    <style:style style:name="P2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24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2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2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27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28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29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30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3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fo:language="en" fo:country="US" style:language-asian="de" style:country-asian="DE"/>
    </style:style>
    <style:style style:name="T33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fo:language="en" fo:country="US" style:language-asian="de" style:country-asian="DE"/>
    </style:style>
    <style:style style:name="T34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fo:language="en" fo:country="US" style:language-asian="de" style:country-asian="DE"/>
    </style:style>
    <style:style style:name="T3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fo:language="en" fo:country="US" style:language-asian="de" style:country-asian="DE"/>
    </style:style>
    <style:style style:name="T36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fo:language="en" fo:country="US" style:language-asian="de" style:country-asian="DE"/>
    </style:style>
    <style:style style:name="T3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fo:language="en" fo:country="US" style:language-asian="de" style:country-asian="DE"/>
    </style:style>
    <style:style style:name="P3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9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fo:language="en" fo:country="US" style:language-asian="de" style:country-asian="DE"/>
    </style:style>
    <style:style style:name="T40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fo:language="en" fo:country="US" style:language-asian="de" style:country-asian="DE"/>
    </style:style>
    <style:style style:name="T41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fo:language="en" fo:country="US" style:language-asian="de" style:country-asian="DE"/>
    </style:style>
    <style:style style:name="T42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fo:language="en" fo:country="US" style:language-asian="de" style:country-asian="DE"/>
    </style:style>
    <style:style style:name="T4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fo:language="en" fo:country="US" style:language-asian="de" style:country-asian="DE"/>
    </style:style>
    <style:style style:name="P44" style:parent-style-name="Default" style:family="paragraph">
      <style:text-properties style:font-name="Arial" style:font-name-complex="Arial" fo:font-size="11pt" style:font-size-asian="11pt" style:font-size-complex="11pt" fo:language="en" fo:country="US"/>
    </style:style>
    <style:style style:name="P4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6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47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48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49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0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51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2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53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4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55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6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57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8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59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60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61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62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63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64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65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66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67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68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69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0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71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72" style:parent-style-name="Standard" style:family="paragraph">
      <style:paragraph-properties style:text-autospace="none" fo:margin-bottom="0in" fo:line-height="100%"/>
      <style:text-properties style:font-name="Consolas" style:font-name-complex="Open Sans" fo:color="#002F5E" fo:font-size="9pt" style:font-size-asian="9pt" style:font-size-complex="9pt" fo:language="en" fo:country="US" fo:hyphenate="true"/>
    </style:style>
    <style:style style:name="P7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4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T75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T76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T77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T78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T79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P8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 fo:hyphenate="true"/>
    </style:style>
    <style:style style:name="P8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2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83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84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85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6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87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8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89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90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91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92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93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94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95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96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97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98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99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100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101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102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103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104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105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106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107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108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109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110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111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112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113" style:parent-style-name="Standard" style:family="paragraph">
      <style:paragraph-properties style:text-autospace="none" fo:margin-bottom="0in" fo:line-height="100%"/>
      <style:text-properties style:font-name="Consolas" style:font-name-complex="Open Sans" fo:color="#002F5E" fo:font-size="9pt" style:font-size-asian="9pt" style:font-size-complex="9pt" fo:language="en" fo:country="US" fo:hyphenate="true"/>
    </style:style>
    <style:style style:name="P11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5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T116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T117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T118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T119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P120" style:parent-style-name="Default" style:family="paragraph">
      <style:text-properties style:font-name="Arial" style:font-name-complex="Arial" fo:font-size="11pt" style:font-size-asian="11pt" style:font-size-complex="11pt"/>
    </style:style>
    <style:style style:name="P121" style:parent-style-name="Default" style:family="paragraph">
      <style:text-properties style:font-name="Arial" style:font-name-complex="Arial" fo:font-size="11pt" style:font-size-asian="11pt" style:font-size-complex="11pt"/>
    </style:style>
    <style:style style:name="P122" style:parent-style-name="Default" style:family="paragraph">
      <style:text-properties style:font-name="Arial" style:font-name-complex="Arial" fo:font-size="11pt" style:font-size-asian="11pt" style:font-size-complex="11pt"/>
    </style:style>
    <style:style style:name="P123" style:parent-style-name="Default" style:family="paragraph">
      <style:text-properties style:font-name="Arial" style:font-name-complex="Arial" fo:font-size="11pt" style:font-size-asian="11pt" style:font-size-complex="11pt"/>
    </style:style>
    <style:style style:name="T124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T125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</office:automatic-styles>
  <office:body>
    <office:text text:use-soft-page-breaks="true">
      <text:p text:style-name="P1">Einführung in die technische Informatik</text:p>
      <text:p text:style-name="P2">Rechnerarchitektur Praktikum 1</text:p>
      <text:p text:style-name="P3">Praktikumsbericht Gruppe 1: Benjamin Probst, Tim Hanel</text:p>
      <text:p text:style-name="P4">Aufgabe 1:</text:p>
      <text:p text:style-name="P5">Kernanzahl × Taktfrequenz in GHz × CPU-Instruktionen pro Takt = Rechenleistung in GigaFlops</text:p>
      <text:p text:style-name="Default"><text:span text:style-name="T6">Daher 12 Kerne*2,5Ghz</text:span><text:span text:style-name="T7"><text:s/>Taktfrequenz</text:span><text:span text:style-name="T8">*</text:span><text:span text:style-name="T9">2 Ausführungseinheiten (FMA) * 2 Operationen / FMA-Einheit<text:s/></text:span><text:span text:style-name="T10">= 120 Gigaflop ohne boost Takt</text:span></text:p>
      <text:p text:style-name="Default"><text:span text:style-name="T11">Und<text:s/></text:span><text:span text:style-name="T12">12 Kerne*</text:span><text:span text:style-name="T13">3,3</text:span><text:span text:style-name="T14">Ghz</text:span><text:span text:style-name="T15"><text:s/>Taktfrequenz</text:span><text:span text:style-name="T16">*</text:span><text:span text:style-name="T17">2 Ausführungseinheiten (FMA) * 2 Operationen / FMA-Einheit<text:s/></text:span><text:span text:style-name="T18">= 158,4 Gigaflop ohne boost Takt</text:span></text:p>
      <text:p text:style-name="P19"/>
      <text:p text:style-name="P20">Aufgabe 2:</text:p>
      <text:p text:style-name="P21">Um eine Matrixmultiplikation mithilfe von MPI zu beschleunigen können folgende Funktionen helfen:</text:p>
      <text:p text:style-name="P22"><text:span text:style-name="T23">MPI_Init(</text:span><text:span text:style-name="T24">&amp;</text:span><text:span text:style-name="T25">argc,</text:span><text:span text:style-name="T26"><text:s/></text:span><text:span text:style-name="T27">&amp;</text:span><text:span text:style-name="T28">argv);</text:span><text:span text:style-name="T29"><text:s/>//initialisie</text:span><text:span text:style-name="T30">rt die MPI Kommunikation zwischen allen Prozessen</text:span></text:p>
      <text:p text:style-name="P31"><text:span text:style-name="T32">MPI_Comm_size(MPI_COMM_WORLD,</text:span><text:span text:style-name="T33"><text:s/></text:span><text:span text:style-name="T34">&amp;</text:span><text:span text:style-name="T35">size_Of_Cluster);</text:span><text:span text:style-name="T36"><text:s/></text:span><text:span text:style-name="T37">//initialisiert die Cluster Größe</text:span></text:p>
      <text:p text:style-name="P38"><text:span text:style-name="T39">MPI_Comm_rank(MPI_COMM_WORLD,</text:span><text:span text:style-name="T40"><text:s/></text:span><text:span text:style-name="T41">&amp;</text:span><text:span text:style-name="T42">process_Rank);</text:span><text:span text:style-name="T43"><text:s/>//initialisiert die Prozessnummer</text:span></text:p>
      <text:p text:style-name="P44"/>
      <text:p text:style-name="P45"><text:span text:style-name="T46">MPI_Send(</text:span><text:span text:style-name="T47">void</text:span><text:span text:style-name="T48">*</text:span><text:span text:style-name="T49"><text:s/></text:span><text:span text:style-name="T50">message,</text:span><text:span text:style-name="T51"><text:s/></text:span><text:span text:style-name="T52">int</text:span><text:span text:style-name="T53"><text:s/></text:span><text:span text:style-name="T54">count,</text:span><text:span text:style-name="T55"><text:s/></text:span><text:span text:style-name="T56">MPI_Datatype</text:span><text:span text:style-name="T57"><text:s/></text:span><text:span text:style-name="T58">datatype,</text:span><text:span text:style-name="T59"><text:s/></text:span><text:span text:style-name="T60">int</text:span><text:span text:style-name="T61"><text:s/></text:span><text:span text:style-name="T62">dest,</text:span><text:span text:style-name="T63"><text:s/></text:span><text:span text:style-name="T64">int</text:span><text:span text:style-name="T65"><text:s/></text:span><text:span text:style-name="T66">tag,</text:span><text:span text:style-name="T67"><text:s/></text:span><text:span text:style-name="T68">MPI_Comm,</text:span><text:span text:style-name="T69"><text:s/></text:span><text:span text:style-name="T70">communicator); //kann Nachrichten an Zielprozess send</text:span><text:span text:style-name="T71">en</text:span></text:p>
      <text:p text:style-name="P72">MPI_Scatter(void* sendbuf, intsendcount, MPI_Datatypesendtype,</text:p>
      <text:p text:style-name="P73"><text:span text:style-name="T74">void* recvbuf, intrecvcount, MPI_Datatyperecvtype, introot, MPI_Commcomm</text:span><text:span text:style-name="T75"><text:s/></text:span><text:span text:style-name="T76">//kann<text:s/></text:span><text:span text:style-name="T77">vom root Prozess<text:s/></text:span><text:span text:style-name="T78">Daten sortiert nach</text:span><text:span text:style-name="T79"><text:s/>Reihenfolge an anderen Prozessen gestaffelt senden</text:span></text:p>
      <text:p text:style-name="P80"/>
      <text:p text:style-name="P81"><text:span text:style-name="T82">MPI_Recv(</text:span><text:span text:style-name="T83">void</text:span><text:span text:style-name="T84">*</text:span><text:span text:style-name="T85"><text:s/></text:span><text:span text:style-name="T86">data,</text:span><text:span text:style-name="T87"><text:s/></text:span><text:span text:style-name="T88">int</text:span><text:span text:style-name="T89"><text:s/></text:span><text:span text:style-name="T90">count,</text:span><text:span text:style-name="T91"><text:s/></text:span><text:span text:style-name="T92">MPI_Datatype</text:span><text:span text:style-name="T93"><text:s/></text:span><text:span text:style-name="T94">datatype,</text:span><text:span text:style-name="T95"><text:s/></text:span><text:span text:style-name="T96">int</text:span><text:span text:style-name="T97"><text:s/></text:span><text:span text:style-name="T98">from,</text:span><text:span text:style-name="T99"><text:s/></text:span><text:span text:style-name="T100">int</text:span><text:span text:style-name="T101"><text:s/></text:span><text:span text:style-name="T102">tag,</text:span><text:span text:style-name="T103"><text:s/></text:span><text:span text:style-name="T104">MPI_Comm</text:span><text:span text:style-name="T105"><text:s/></text:span><text:span text:style-name="T106">comm,</text:span><text:span text:style-name="T107"><text:s/></text:span><text:span text:style-name="T108">MPI_Status</text:span><text:span text:style-name="T109">*</text:span><text:span text:style-name="T110"><text:s/></text:span><text:span text:style-name="T111">status); //kann Nachricht vo</text:span><text:span text:style-name="T112">n anderem Prozess empfangen</text:span></text:p>
      <text:p text:style-name="P113">MPI_Gather(void* sendbuf, intsendcount, MPI_Datatypesendtype, void* recvbuf,</text:p>
      <text:p text:style-name="P114"><text:span text:style-name="T115">intrecvcount, MPI_Datatyperecvtype, introot, MPI_Commcomm) //kann<text:s/></text:span><text:span text:style-name="T116">an den</text:span><text:span text:style-name="T117"><text:s/>root Prozess<text:s/></text:span><text:span text:style-name="T118">Daten sortiert nach</text:span><text:span text:style-name="T119"><text:s/>Reihenfolge von anderen Prozessen empfangen</text:span></text:p>
      <text:p text:style-name="P120"/>
      <text:p text:style-name="P121">Funktionen wie MPI_Allgather oder MPI_Allreduce werden nicht benötigt, da für die Verarbeitung nicht jeder Prozess im Besitz aller Daten sein muss. Eine redundante Verarbeitung ist nicht gewünscht.</text:p>
      <text:p text:style-name="P122"/>
      <text:p text:style-name="P123">Eine weitere interessante Funktion ist:<text:s/></text:p>
      <text:p text:style-name="Default"><text:span text:style-name="T124">MPI_Alltoall(void* sendbuf, intsendcount, MPI_Datatypesendtype, void* recvbuf, intrecvcount, MPI_Datatyperecvtype, MPI_Commcomm)</text:span><text:span text:style-name="T125"><text:s/>// Kann vektoren verschiedener Probleme an multiple Prozesse kaskadiere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de" fo:country="DE" fo:hyphenate="false"/>
    </style:style>
    <style:style style:name="Absatz-Standardschriftart" style:display-name="Absatz-Standardschriftart" style:family="text"/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en" style:country-asian="GB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latzhaltertext" style:display-name="Platzhaltertext" style:family="text" style:parent-style-name="Absatz-Standardschriftart">
      <style:text-properties fo:color="#80808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language="de" fo:country="DE" fo:hyphenate="true"/>
    </style:style>
    <style:style style:name="n" style:display-name="n" style:family="text" style:parent-style-name="Absatz-Standardschriftart"/>
    <style:style style:name="p" style:display-name="p" style:family="text" style:parent-style-name="Absatz-Standardschriftart"/>
    <style:style style:name="o" style:display-name="o" style:family="text" style:parent-style-name="Absatz-Standardschriftart"/>
    <style:style style:name="w" style:display-name="w" style:family="text" style:parent-style-name="Absatz-Standardschriftart"/>
    <style:style style:name="kt" style:display-name="kt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fc3dba4, f9d8dff6</meta:initial-creator>
    <dc:creator>Benjamin-Elias Probst</dc:creator>
    <meta:creation-date>2022-12-06T17:45:00Z</meta:creation-date>
    <dc:date>2022-12-14T23:09:00Z</dc:date>
    <meta:print-date>2022-12-11T14:00:00Z</meta:print-date>
    <meta:template xlink:href="Normal.dotm" xlink:type="simple"/>
    <meta:editing-cycles>41</meta:editing-cycles>
    <meta:editing-duration>PT0S</meta:editing-duration>
    <meta:document-statistic meta:page-count="1" meta:paragraph-count="4" meta:word-count="279" meta:character-count="2038" meta:row-count="14" meta:non-whitespace-character-count="1763"/>
  </office:meta>
</office:document-meta>
</file>